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ddf" officeooo:paragraph-rsid="0006fddf"/>
    </style:style>
    <style:style style:name="P2" style:family="paragraph" style:parent-style-name="Standard">
      <style:text-properties officeooo:rsid="0011a834" officeooo:paragraph-rsid="0011a834"/>
    </style:style>
    <style:style style:name="P3" style:family="paragraph" style:parent-style-name="Standard">
      <style:text-properties officeooo:rsid="00125ca4" officeooo:paragraph-rsid="00125ca4"/>
    </style:style>
    <style:style style:name="P4" style:family="paragraph" style:parent-style-name="Standard">
      <style:text-properties officeooo:rsid="00125ca4" officeooo:paragraph-rsid="0014aa33"/>
    </style:style>
    <style:style style:name="P5" style:family="paragraph" style:parent-style-name="Standard">
      <style:text-properties officeooo:rsid="00144ec0" officeooo:paragraph-rsid="00144ec0"/>
    </style:style>
    <style:style style:name="P6" style:family="paragraph" style:parent-style-name="Standard">
      <style:text-properties officeooo:rsid="00144ec0" officeooo:paragraph-rsid="0019d126"/>
    </style:style>
    <style:style style:name="P7" style:family="paragraph" style:parent-style-name="Standard">
      <style:text-properties officeooo:rsid="0015e4bd" officeooo:paragraph-rsid="0015e4bd"/>
    </style:style>
    <style:style style:name="P8" style:family="paragraph" style:parent-style-name="Standard">
      <style:text-properties officeooo:rsid="0015e4bd" officeooo:paragraph-rsid="0017e1d1"/>
    </style:style>
    <style:style style:name="P9" style:family="paragraph" style:parent-style-name="Standard">
      <style:text-properties officeooo:rsid="0015e4bd" officeooo:paragraph-rsid="0019d126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4aa33"/>
    </style:style>
    <style:style style:name="T3" style:family="text">
      <style:text-properties officeooo:rsid="0015e4bd"/>
    </style:style>
    <style:style style:name="T4" style:family="text">
      <style:text-properties officeooo:rsid="0017e1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9"/><text:span text:style-name="T1"><text:s text:c="6"/>Exercises </text:span></text:p>
      <text:p text:style-name="P2">3.1: Rewrite you pay computation to give the employee 1.5 times the hourly rate for yours worked above 40 hours.</text:p>
      <text:p text:style-name="P2">Enter hours: 45</text:p>
      <text:p text:style-name="P2">Enter Rate: 10</text:p>
      <text:p text:style-name="P2">pay: 475.0</text:p>
      <text:p text:style-name="P3">R: on script E3_1.py</text:p>
      <text:p text:style-name="P3"/>
      <text:p text:style-name="P5"><text:span text:style-name="T3">3.2: </text:span>Rewrite you pay program using try and except só that you program handles non-numeric input gracefully by printing a message and exiting the program. The following shows two executions of the program:</text:p>
      <text:p text:style-name="P4">R: on script E3_<text:span text:style-name="T2">2</text:span>.py</text:p>
      <text:p text:style-name="P5"/>
      <text:p text:style-name="P7">3.3: Write a program to prompt for a score between 0.0 and 1.0. if the score if out of range, print an error message. If the score is between 0.0 and 1.0, print a grade using the following table:</text:p>
      <text:p text:style-name="P8"><text:s text:c="2"/>Score <text:s text:c="9"/>Grade</text:p>
      <text:p text:style-name="P8">&gt;= 0.9<text:tab/><text:tab/>A</text:p>
      <text:p text:style-name="P7">&gt;= 0.8<text:tab/><text:tab/><text:span text:style-name="T4">B</text:span></text:p>
      <text:p text:style-name="P7">&gt;= 0.7<text:tab/><text:tab/><text:span text:style-name="T4">C</text:span></text:p>
      <text:p text:style-name="P7">&gt;= 0.6<text:tab/><text:tab/><text:span text:style-name="T4">D</text:span></text:p>
      <text:p text:style-name="P9">&lt; 0.6<text:tab/><text:tab/><text:span text:style-name="T4">F<text:line-break/><text:line-break/>R: on script E3_3.py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9:37:23.262965750</meta:creation-date>
    <dc:date>2021-07-25T21:50:33.948018379</dc:date>
    <meta:editing-duration>PT2H21M52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1" meta:paragraph-count="15" meta:word-count="130" meta:character-count="753" meta:non-whitespace-character-count="555"/>
  </office:meta>
</office:document-meta>
</file>